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173ae00"/>
    </style:style>
    <style:style style:name="P2" style:family="paragraph" style:parent-style-name="Standard">
      <style:text-properties officeooo:paragraph-rsid="0042600c"/>
    </style:style>
    <style:style style:name="P3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8" style:family="paragraph" style:parent-style-name="Standard">
      <style:text-properties officeooo:paragraph-rsid="019b4d8a"/>
    </style:style>
    <style:style style:name="P9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10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rofile_5f_projects-history_5f_year-header"><text:span text:style-name="profile_5f_template_5f_code">{d.history[i]}</text:span>{d.history[i].year}</text:p>
      <text:p text:style-name="profile_5f_template_5f_code">{d.history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10" text:outline-level="4"><text:span text:style-name="profile_5f_projects-history_5f_project-period"><text:span text:style-name="T5">{d.history[i].projects[i].period.start:show(.start):formatD('MM/YYYY')}</text:span></text:span><text:span text:style-name="profile_5f_template_5f_code"><text:span text:style-name="T4">{d.history[i].projects[i].period.start:diffD(.end,month):ifNE(0):showBegin()}</text:span></text:span><text:span text:style-name="profile_5f_projects-history_5f_project-period"><text:span text:style-name="T5"> – {d.history[i].projects[i].period.start:show(.end):formatD('MM/YYYY')}</text:span></text:span><text:span text:style-name="profile_5f_template_5f_code"><text:span text:style-name="T4">{d.history[i].projects[i].period.start:showEnd()}</text:span></text:span><text:span text:style-name="profile_5f_template_5f_code"><text:span text:style-name="T5"> </text:span></text:span><text:span text:style-name="profile_5f_projects-history_5f_project-header"><text:span text:style-name="T4">{d.history[i].projects[i].project_name}</text:span></text:span><text:span text:style-name="profile_5f_template_5f_code"><text:span text:style-name="T4">{d.history[i].projects[i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.history[i].projects[i].customer}</text:span></text:span><text:span text:style-name="profile_5f_template_5f_code"><text:span text:style-name="T4">{d.history[i].projects[i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"><text:span text:style-name="Internet_20_link">{d.history[i].projects[i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.history[i].projects[i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3">{d.history[i].projects[i].project_objective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3">{d.history[i].projects[i].responsibility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3">{d.history[i].projects[i].purview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4">{d.history[i].projects[i].technologies:arrayJoin(' · ')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.history[i].projects[i].team_size.min}{d.history[i].projects[i].team_size.min:ifNE(.<text:span text:style-name="T8">max</text:span>):show('-'):elseShow()}{d.history[i].projects[i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.history[i].</text:span><text:span text:style-name="profile_5f_template_5f_code">projects</text:span><text:span text:style-name="T3">[i+1]}</text:span>{d.history[i+1]}</text:p>
      <text:p text:style-name="profile_5f_projects-history_5f_year-header"/>
      <text:p text:style-name="P7">Stand <text:span text:style-name="T10">1</text:span><text:span text:style-name="T14">1</text:span>. <text:span text:style-name="T9">August</text:span> 2024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8M8S</meta:editing-duration>
    <meta:editing-cycles>956</meta:editing-cycles>
    <meta:generator>LibreOffice/24.2.2.2$Windows_X86_64 LibreOffice_project/d56cc158d8a96260b836f100ef4b4ef25d6f1a01</meta:generator>
    <dc:date>2024-08-11T16:49:03.033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1136" meta:non-whitespace-character-count="1123"/>
  </office:meta>
</office:document-meta>
</file>